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0a0af7" officeooo:paragraph-rsid="000a0af7"/>
    </style:style>
    <style:style style:name="P2" style:family="paragraph" style:parent-style-name="Text_20_body">
      <style:text-properties fo:font-weight="normal" officeooo:rsid="000dfce7" officeooo:paragraph-rsid="000a0af7" style:font-weight-asian="normal" style:font-weight-complex="normal"/>
    </style:style>
    <style:style style:name="P3" style:family="paragraph" style:parent-style-name="Text_20_body">
      <style:text-properties fo:font-weight="normal" officeooo:rsid="000fe896" officeooo:paragraph-rsid="000fe896" style:font-weight-asian="normal" style:font-weight-complex="normal"/>
    </style:style>
    <style:style style:name="P4" style:family="paragraph" style:parent-style-name="Subtitle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fe896" officeooo:paragraph-rsid="000fe896"/>
    </style:style>
    <style:style style:name="T1" style:family="text">
      <style:text-properties officeooo:rsid="000fe89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FC 9<text:span text:style-name="T1">74</text:span></text:p>
      <text:p text:style-name="P4">Mail Routing and Domain System (1886)</text:p>
      <text:p text:style-name="P2"/>
      <text:p text:style-name="P3">Up until now, once could usually assume that if a message was addressed to a mailbox, for example loki.com, the mailer program would simply open a SMTP connection to loki.com and deliver the mail. This assumption breaks apart when loki.com is not directly exposed to the internet. </text:p>
      <text:p text:style-name="P3">If loki.com still wants to receive an email from the internet, it create a MX record on the domain system. MX record ties a domain name to mail server(s) and a preference value for each mail server. Smaller the preference value, higher the priority to be given to that mail server. </text:p>
      <text:p text:style-name="P3">A mail application first sends a query for the MX record of a domain. From the MX record it parses the name of the mail server and the preference value. Based on this it starts to send mail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officeooo:rsid="000a0af7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02:08:29.163206119</meta:creation-date>
    <dc:date>2019-04-21T18:35:19.130765067</dc:date>
    <meta:editing-duration>PT40M55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144" meta:character-count="798" meta:non-whitespace-character-count="656"/>
  </office:meta>
</office:document-meta>
</file>